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1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13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</style:style>
    <style:style style:name="P15" style:family="paragraph" style:parent-style-name="Standard">
      <style:paragraph-properties fo:margin-left="0cm" fo:margin-right="-0.004cm" fo:text-align="center" style:justify-single-word="false" fo:text-indent="0cm" style:auto-text-indent="false" fo:background-color="#99ccff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</style:style>
    <style:style style:name="P17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9" style:family="text">
      <style:text-properties fo:color="#cc9900" style:font-name="Tahoma" fo:font-size="9pt" style:font-size-asian="9pt" style:font-name-complex="Tahoma" style:font-size-complex="9pt"/>
    </style:style>
    <style:style style:name="T10" style:family="text">
      <style:text-properties fo:color="#800000" fo:font-size="12pt" style:font-size-asian="12pt"/>
    </style:style>
    <style:style style:name="T11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2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3" style:family="text">
      <style:text-properties fo:font-weight="bold" style:font-name-asian="Courier New1" style:font-weight-asian="bold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%#include </text:span><text:span text:style-name="T13">enTetesDecisionRFM</text:span><text:span text:style-name="T1">#%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8">A adresser à</text:span><text:span text:style-name="T9"> :</text:span></text:p>
            <text:p text:style-name="Standard"><text:span text:style-name="T9">pour </text:span><text:span text:style-name="T5">CCVD</text:span><text:span text:style-name="T9"> + </text:span><text:span text:style-name="T7">SAS Lsne</text:span></text:p>
          </table:table-cell>
          <table:table-cell table:style-name="Table1.B1" office:value-type="string">
            <text:p text:style-name="P4">FSCMA</text:p>
            <text:p text:style-name="P3">Centre de moyens auxiliaires</text:p>
            <text:p text:style-name="P5">Chemin de Maillefer 43</text:p>
            <text:p text:style-name="P3">1052 Le Mont-sur-Lausanne</text:p>
          </table:table-cell>
        </table:table-row>
        <table:table-row table:style-name="Table1.1">
          <table:table-cell table:style-name="Table1.A1" office:value-type="string">
            <text:p text:style-name="P1"><text:span text:style-name="T8">A adresser à</text:span><text:span text:style-name="T9"> :</text:span></text:p>
            <text:p text:style-name="Standard"><text:span text:style-name="T9">pour </text:span><text:span text:style-name="T6">CCJU</text:span></text:p>
          </table:table-cell>
          <table:table-cell table:style-name="Table1.B1" office:value-type="string">
            <text:p text:style-name="P7">SEREI dépôt des moyens auxiliaires</text:p>
            <text:p text:style-name="P6">Rue de la Ronde 30</text:p>
            <text:p text:style-name="P6">2300 La Chaux-de-Fonds</text:p>
            <text:p text:style-name="P8">ou</text:p>
            <text:p text:style-name="P6">FSCMA</text:p>
            <text:p text:style-name="P6">Centre de moyens auxiliaires</text:p>
            <text:p text:style-name="P6">Dünnernstrasse 32</text:p>
            <text:p text:style-name="P6">4702 Oensingen</text:p>
          </table:table-cell>
        </table:table-row>
      </table:table>
      <text:p text:style-name="P2"/>
      <text:p text:style-name="P2"/>
      <text:p text:style-name="P9"/>
      <text:p text:style-name="P15">%=TITRE_BON=%</text:p>
      <text:p text:style-name="P9"/>
      <text:p text:style-name="P2"/>
      <text:p text:style-name="P17">%=OBJET=%</text:p>
      <text:p text:style-name="P2"/>
      <text:p text:style-name="P10"/>
      <text:p text:style-name="P12">%=TITRE=%</text:p>
      <text:p text:style-name="P12"/>
      <text:p text:style-name="P12">%=BENEFICIAIRE=%</text:p>
      <text:p text:style-name="P12"/>
      <text:list text:style-name="WW8Num2">
        <text:list-item>
          <text:p text:style-name="P19"/>
        </text:list-item>
      </text:list>
      <text:p text:style-name="P12"/>
      <text:p text:style-name="P11"><text:span text:style-name="T3">%=DISPO=%</text:span><text:span text:style-name="T2">%=ENTRETIEN=%</text:span><text:span text:style-name="T3"> %=LIVRER=%</text:span><text:span text:style-name="T2">%=REPRESENTANT=%</text:span><text:span text:style-name="T3"> %=COPIE=%</text:span></text:p>
      <text:p text:style-name="P12"/>
      <text:p text:style-name="P11"><text:span text:style-name="T3">%=ACCUSE=% </text:span><text:span text:style-name="T2">%=REPRES=%</text:span><text:span text:style-name="T3"> %=CONFIRMATION=%</text:span></text:p>
      <text:p text:style-name="P12"/>
      <text:p text:style-name="P12">%=SALUTATIONS=%</text:p>
      <text:p text:style-name="P10"/>
      <text:p text:style-name="P10"/>
      <text:p text:style-name="P16"><text:span text:style-name="T10"><text:tab/></text:span><text:span text:style-name="T11">%#</text:span><text:span text:style-name="T12">include <text:s/>signatureRFM</text:span><text:span text:style-name="T11">#%</text:span></text:p>
      <text:p text:style-name="P10"/>
      <text:p text:style-name="P9"/>
      <text:p text:style-name="P14"><text:span text:style-name="T4">%=ANNEXE=%</text:span><text:span text:style-name="T3"> :<text:tab/>%=MENTIONNE=%</text:span></text:p>
      <text:p text:style-name="P13"/>
      <text:p text:style-name="P14"><text:span text:style-name="T4">%=COPIE=%</text:span><text:span text:style-name="T3"> :<text:tab/>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6T15:37:00</meta:creation-date>
    <dc:creator>Mike Boillat</dc:creator>
    <dc:date>2012-02-23T16:01:46</dc:date>
    <meta:print-date>2009-07-30T15:12:00</meta:print-date>
    <meta:editing-cycles>16</meta:editing-cycles>
    <meta:editing-duration>PT1H43M5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272360760</meta:user-defined>
    <meta:document-statistic meta:table-count="1" meta:image-count="0" meta:object-count="0" meta:page-count="1" meta:paragraph-count="27" meta:word-count="74" meta:character-count="542"/>
  </office:meta>
</office:document-meta>
</file>